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uhaus 93" svg:font-family="Bauhaus 93" style:font-family-generic="decorative" style:font-pitch="variable" svg:panose-1="4 3 9 5 2 11 2 2 12 2"/>
    <style:font-face style:name="Brush Script MT" svg:font-family="Brush Script MT" style:font-family-generic="script" style:font-pitch="variable" svg:panose-1="3 6 8 2 4 4 6 7 3 4"/>
    <style:font-face style:name="Cooper Black" svg:font-family="Cooper Black" style:font-family-generic="roman" style:font-pitch="variable" svg:panose-1="2 8 9 4 4 3 11 2 4 4"/>
    <style:font-face style:name="Mistral" svg:font-family="Mistral" style:font-family-generic="script" style:font-pitch="variable" svg:panose-1="3 9 7 2 3 4 7 2 4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7375in"/>
    </style:style>
    <style:style style:name="TableColumn3" style:family="table-column">
      <style:table-column-properties style:column-width="2.5236in"/>
    </style:style>
    <style:style style:name="Table1" style:family="table" style:master-page-name="MP0">
      <style:table-properties style:width="6.261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dotte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7" style:parent-style-name="DefaultParagraphFont" style:family="text">
      <style:text-properties style:font-name="Bauhaus 93" style:font-name-complex="Calibri" fo:font-style="italic" style:font-style-asian="italic" style:font-style-complex="italic" fo:color="#FF0000" fo:font-size="48pt" style:font-size-asian="48pt" style:font-size-complex="48pt" fo:background-color="#C0C0C0"/>
    </style:style>
    <style:style style:name="T8" style:parent-style-name="DefaultParagraphFont" style:family="text">
      <style:text-properties style:font-name="Bauhaus 93" style:font-name-complex="Calibri" fo:font-style="italic" style:font-style-asian="italic" style:font-style-complex="italic" fo:color="#FFC000" fo:font-size="48pt" style:font-size-asian="48pt" style:font-size-complex="48pt" fo:background-color="#C0C0C0"/>
    </style:style>
    <style:style style:name="T9" style:parent-style-name="DefaultParagraphFont" style:family="text">
      <style:text-properties style:font-name="Bauhaus 93" style:font-name-complex="Calibri" fo:font-style="italic" style:font-style-asian="italic" style:font-style-complex="italic" fo:color="#FFFF00" fo:font-size="48pt" style:font-size-asian="48pt" style:font-size-complex="48pt" fo:background-color="#C0C0C0"/>
    </style:style>
    <style:style style:name="T10" style:parent-style-name="DefaultParagraphFont" style:family="text">
      <style:text-properties style:font-name="Bauhaus 93" style:font-name-complex="Calibri" fo:font-style="italic" style:font-style-asian="italic" style:font-style-complex="italic" fo:color="#92D050" fo:font-size="48pt" style:font-size-asian="48pt" style:font-size-complex="48pt" fo:background-color="#C0C0C0"/>
    </style:style>
    <style:style style:name="T11" style:parent-style-name="DefaultParagraphFont" style:family="text">
      <style:text-properties style:font-name="Bauhaus 93" style:font-name-complex="Calibri" fo:font-style="italic" style:font-style-asian="italic" style:font-style-complex="italic" fo:color="#00B0F0" fo:font-size="48pt" style:font-size-asian="48pt" style:font-size-complex="48pt" fo:background-color="#C0C0C0"/>
    </style:style>
    <style:style style:name="T12" style:parent-style-name="DefaultParagraphFont" style:family="text">
      <style:text-properties style:font-name="Bauhaus 93" style:font-name-complex="Calibri" fo:font-style="italic" style:font-style-asian="italic" style:font-style-complex="italic" fo:color="#CC66FF" fo:font-size="48pt" style:font-size-asian="48pt" style:font-size-complex="48pt" fo:background-color="#C0C0C0"/>
    </style:style>
    <style:style style:name="T13" style:parent-style-name="DefaultParagraphFont" style:family="text">
      <style:text-properties style:font-name="Bauhaus 93" style:font-name-complex="Calibri" fo:font-style="italic" style:font-style-asian="italic" style:font-style-complex="italic" fo:color="#99CCFF" fo:font-size="48pt" style:font-size-asian="48pt" style:font-size-complex="48pt" fo:background-color="#C0C0C0"/>
    </style:style>
    <style:style style:name="T14" style:parent-style-name="DefaultParagraphFont" style:family="text">
      <style:text-properties style:font-name="Bauhaus 93" style:font-name-complex="Calibri" fo:font-style="italic" style:font-style-asian="italic" style:font-style-complex="italic" fo:color="#FFCCFF" fo:font-size="48pt" style:font-size-asian="48pt" style:font-size-complex="48pt" fo:background-color="#C0C0C0"/>
    </style:style>
    <style:style style:name="T15" style:parent-style-name="DefaultParagraphFont" style:family="text">
      <style:text-properties style:font-name="Bauhaus 93" style:font-name-complex="Calibri" fo:font-style="italic" style:font-style-asian="italic" style:font-style-complex="italic" fo:color="#FF0000" fo:font-size="48pt" style:font-size-asian="48pt" style:font-size-complex="48pt" fo:background-color="#C0C0C0"/>
    </style:style>
    <style:style style:name="T16" style:parent-style-name="DefaultParagraphFont" style:family="text">
      <style:text-properties style:font-name="Bauhaus 93" style:font-name-complex="Calibri" fo:font-style="italic" style:font-style-asian="italic" style:font-style-complex="italic" fo:color="#FF0000" fo:font-size="48pt" style:font-size-asian="48pt" style:font-size-complex="48pt"/>
    </style:style>
    <style:style style:name="P1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8" style:family="table-cell">
      <style:table-cell-properties fo:border="0.0069in dotte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Bauhaus 93" style:font-name-complex="Calibri" fo:font-size="26pt" style:font-size-asian="26pt" style:font-size-complex="26pt"/>
    </style:style>
    <style:style style:name="TableRow20" style:family="table-row">
      <style:table-row-properties/>
    </style:style>
    <style:style style:name="TableCell21" style:family="table-cell">
      <style:table-cell-properties fo:border="0.0069in dotte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Brush Script MT" style:font-name-complex="Calibri" fo:font-size="48pt" style:font-size-asian="48pt" style:font-size-complex="48pt"/>
    </style:style>
    <style:style style:name="TableCell23" style:family="table-cell">
      <style:table-cell-properties fo:border="0.0069in dotte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font-size="26pt" style:font-size-asian="26pt" style:font-size-complex="26pt"/>
    </style:style>
    <style:style style:name="TableRow25" style:family="table-row">
      <style:table-row-properties style:min-row-height="0.7402in"/>
    </style:style>
    <style:style style:name="TableCell26" style:family="table-cell">
      <style:table-cell-properties fo:border="0.0069in dotte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Cooper Black" style:font-name-complex="Calibri" fo:font-size="36pt" style:font-size-asian="36pt" style:font-size-complex="36pt"/>
    </style:style>
    <style:style style:name="T29" style:parent-style-name="DefaultParagraphFont" style:family="text">
      <style:text-properties style:font-name="Cooper Black" style:font-name-complex="Calibri" fo:font-size="36pt" style:font-size-asian="36pt" style:font-size-complex="36pt"/>
    </style:style>
    <style:style style:name="TableCell30" style:family="table-cell">
      <style:table-cell-properties fo:border="0.0069in dotte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ooper Black" style:font-name-complex="Calibri" fo:font-size="26pt" style:font-size-asian="26pt" style:font-size-complex="26pt"/>
    </style:style>
    <style:style style:name="TableRow32" style:family="table-row">
      <style:table-row-properties/>
    </style:style>
    <style:style style:name="TableCell33" style:family="table-cell">
      <style:table-cell-properties fo:border="0.0069in dotte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style:font-name="Mistral" style:font-name-complex="Calibri" fo:font-size="48pt" style:font-size-asian="48pt" style:font-size-complex="48pt"/>
    </style:style>
    <style:style style:name="TableCell36" style:family="table-cell">
      <style:table-cell-properties fo:border="0.0069in dotte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Mistral" style:font-name-complex="Calibri" fo:font-size="26pt" style:font-size-asian="26pt" style:font-size-complex="26pt"/>
    </style:style>
    <style:style style:name="P38" style:parent-style-name="Normal" style:family="paragraph">
      <style:text-properties style:font-name-complex="Calibri" fo:font-size="12pt" style:font-size-asian="12pt" style:font-size-complex="12pt"/>
    </style:style>
    <style:style style:name="P39" style:parent-style-name="Normal" style:family="paragraph">
      <style:text-properties style:font-name-complex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M</text:span><text:span text:style-name="T8">i</text:span><text:span text:style-name="T9">s</text:span><text:span text:style-name="T10">c</text:span><text:span text:style-name="T11">a</text:span><text:span text:style-name="T12">n</text:span><text:span text:style-name="T13">F</text:span><text:span text:style-name="T14">o</text:span><text:span text:style-name="T15">r</text:span><text:span text:style-name="T16"><text:s/></text:span></text:p>
            <text:p text:style-name="P17"/>
          </table:table-cell>
          <table:table-cell table:style-name="TableCell18">
            <text:p text:style-name="P19">Bauhaus 93</text:p>
          </table:table-cell>
        </table:table-row>
        <table:table-row table:style-name="TableRow20">
          <table:table-cell table:style-name="TableCell21">
            <text:p text:style-name="P22">MiscanFor</text:p>
          </table:table-cell>
          <table:table-cell table:style-name="TableCell23">
            <text:p text:style-name="P24">Brush Script MT</text:p>
          </table:table-cell>
        </table:table-row>
        <table:table-row table:style-name="TableRow25">
          <table:table-cell table:style-name="TableCell26">
            <text:p text:style-name="P27"><text:bookmark-start text:name="_Hlk35789803"/><text:span text:style-name="T28">MiscanFo</text:span><text:bookmark-end text:name="_Hlk35789803"/><text:span text:style-name="T29">r</text:span></text:p>
          </table:table-cell>
          <table:table-cell table:style-name="TableCell30">
            <text:p text:style-name="P31">Cooper Back</text:p>
          </table:table-cell>
        </table:table-row>
        <table:table-row table:style-name="TableRow32">
          <table:table-cell table:style-name="TableCell33">
            <text:p text:style-name="P34"><text:span text:style-name="T35">MiscanFor</text:span></text:p>
          </table:table-cell>
          <table:table-cell table:style-name="TableCell36">
            <text:p text:style-name="P37">Mistral</text:p>
          </table:table-cell>
        </table:table-row>
      </table:table>
      <text:p text:style-name="P38"/>
      <text:p text:style-name="P3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uhaus 93" svg:font-family="Bauhaus 93" style:font-family-generic="decorative" style:font-pitch="variable" svg:panose-1="4 3 9 5 2 11 2 2 12 2"/>
    <style:font-face style:name="Brush Script MT" svg:font-family="Brush Script MT" style:font-family-generic="script" style:font-pitch="variable" svg:panose-1="3 6 8 2 4 4 6 7 3 4"/>
    <style:font-face style:name="Cooper Black" svg:font-family="Cooper Black" style:font-family-generic="roman" style:font-pitch="variable" svg:panose-1="2 8 9 4 4 3 11 2 4 4"/>
    <style:font-face style:name="Mistral" svg:font-family="Mistral" style:font-family-generic="script" style:font-pitch="variable" svg:panose-1="3 9 7 2 3 4 7 2 4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, Michael</meta:initial-creator>
    <dc:creator>Martin, Michael</dc:creator>
    <meta:creation-date>2020-03-22T17:20:00Z</meta:creation-date>
    <dc:date>2020-03-22T21:10:00Z</dc:date>
    <meta:template xlink:href="Normal.dotm" xlink:type="simple"/>
    <meta:editing-cycles>2</meta:editing-cycles>
    <meta:editing-duration>PT1920S</meta:editing-duration>
    <meta:document-statistic meta:page-count="1" meta:paragraph-count="1" meta:word-count="14" meta:character-count="95" meta:row-count="1" meta:non-whitespace-character-count="82"/>
  </office:meta>
</office:document-meta>
</file>